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6" style:parent-style-name="Graphics">
      <style:graphic-properties draw:fill="none" fo:clip="rect(0in 0in 0in 0in)" draw:stroke="non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3" style:parent-style-name="Graphics">
      <style:graphic-properties draw:fill="none" fo:clip="rect(0in 0in 0in 0in)" draw:stroke="non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3" style:parent-style-name="Graphics">
      <style:graphic-properties draw:fill="none" fo:clip="rect(0in 0in 0in 0in)" draw:stroke="none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4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1" draw:name="Title 1" svg:x="0.75in" svg:y="2.32986in" svg:width="8.5in" svg:height="1.60764in" presentation:class="title" presentation:placeholder="true">
          <draw:text-box/>
          <svg:title/>
          <svg:desc/>
        </draw:frame>
        <draw:frame draw:id="id64" presentation:style-name="a382" draw:name="Subtitle 2" svg:x="1.5in" svg:y="4.25in" svg:width="7in" svg:height="1.91667in" presentation:class="subtitle" presentation:placeholder="true">
          <draw:text-box/>
          <svg:title/>
          <svg:desc/>
        </draw:frame>
      </draw:page>
      <draw:page draw:name="Slide2" draw:style-name="a383" draw:master-page-name="Master1-Layout2-obj-Title-and-Content" presentation:presentation-page-layout-name="Master1-PPL2" draw:id="Slide-257">
        <draw:frame draw:id="id65" presentation:style-name="a384" draw:name="Title 1" svg:x="0.5in" svg:y="0.30035in" svg:width="9in" svg:height="1.25in" presentation:class="title" presentation:placeholder="true">
          <draw:text-box/>
          <svg:title/>
          <svg:desc/>
        </draw:frame>
        <draw:frame draw:id="id66" presentation:style-name="a385" draw:name="Content Placeholder 2" svg:x="0.5in" svg:y="1.75in" svg:width="9in" svg:height="4.94965in" presentation:class="outline" presentation:placeholder="true">
          <draw:text-box/>
          <svg:title/>
          <svg:desc/>
        </draw:frame>
        <draw:frame draw:id="id67" draw:style-name="a386" draw:name="Picture 3" svg:x="0.19632in" svg:y="1.78128in" svg:width="9.5349in" svg:height="4.81674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" draw:style-name="a387" draw:master-page-name="Master1-Layout2-obj-Title-and-Content" presentation:presentation-page-layout-name="Master1-PPL2" draw:id="Slide-258">
        <draw:frame draw:id="id68" presentation:style-name="a391" draw:name="Title 1" svg:x="0.5in" svg:y="0.30035in" svg:width="9in" svg:height="1.25in" presentation:class="title" presentation:placeholder="false">
          <draw:text-box>
            <text:p text:style-name="a390" text:class-names="" text:cond-style-name=""><text:span text:style-name="a388" text:class-names="">deployment</text:span><text:span text:style-name="a389" text:class-names=""/></text:p>
          </draw:text-box>
          <svg:title/>
          <svg:desc/>
        </draw:frame>
        <draw:frame draw:id="id69" presentation:style-name="a392" draw:name="Content Placeholder 2" svg:x="0.5in" svg:y="1.75in" svg:width="9in" svg:height="4.94965in" presentation:class="outline" presentation:placeholder="true">
          <draw:text-box/>
          <svg:title/>
          <svg:desc/>
        </draw:frame>
        <draw:frame draw:id="id70" draw:style-name="a393" draw:name="Picture 2" svg:x="0.27507in" svg:y="1.70253in" svg:width="8.91861in" svg:height="4.42746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4" draw:style-name="a394" draw:master-page-name="Master1-Layout2-obj-Title-and-Content" presentation:presentation-page-layout-name="Master1-PPL2" draw:id="Slide-259">
        <draw:frame draw:id="id71" presentation:style-name="a395" draw:name="Title 1" svg:x="0.5in" svg:y="0.30035in" svg:width="9in" svg:height="1.25in" presentation:class="title" presentation:placeholder="true">
          <draw:text-box/>
          <svg:title/>
          <svg:desc/>
        </draw:frame>
        <draw:frame draw:id="id72" presentation:style-name="a402" draw:name="Content Placeholder 2" svg:x="0.5in" svg:y="1.75in" svg:width="9in" svg:height="4.94965in" presentation:class="outline" presentation:placeholder="false">
          <draw:text-box>
            <text:list text:style-name="a401">
              <text:list-item>
                <text:p text:style-name="a400" text:class-names="" text:cond-style-name=""><text:span text:style-name="a396" text:class-names="">git push<text:s text:c="1"/></text:span><text:span text:style-name="a397" text:class-names="">heroku</text:span><text:span text:style-name="a398" text:class-names=""><text:s text:c="1"/>master</text:span><text:span text:style-name="a399" text:class-names=""/></text:p>
              </text:list-item>
            </text:list>
          </draw:text-box>
          <svg:title/>
          <svg:desc/>
        </draw:frame>
        <draw:frame draw:id="id73" draw:style-name="a403" draw:name="Picture 2" svg:x="0.66881in" svg:y="2.49002in" svg:width="8.43148in" svg:height="4.55767in" style:rel-width="scale" style:rel-height="scale">
          <draw:image xlink:href="media/image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Evelyn Nomayo</meta:initial-creator>
    <dc:creator>Evelyn Nomayo</dc:creator>
    <meta:creation-date>2013-01-26T16:58:48Z</meta:creation-date>
    <dc:date>2013-01-27T12:08:25Z</dc:date>
    <meta:editing-cycles>3</meta:editing-cycles>
    <meta:editing-duration>PT63259S</meta:editing-duration>
    <meta:document-statistic meta:paragraph-count="2" meta:word-count="5"/>
  </office:meta>
</office:document-meta>
</file>